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8532263158006" calcext:value-type="float">
            <text:p>2.18532</text:p>
          </table:table-cell>
          <table:table-cell office:value-type="float" office:value="2.21588857120855" calcext:value-type="float">
            <text:p>2.21589</text:p>
          </table:table-cell>
          <table:table-cell office:value-type="float" office:value="2.81635782910117" calcext:value-type="float">
            <text:p>2.81636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385174225531" calcext:value-type="float">
            <text:p>2.20385</text:p>
          </table:table-cell>
          <table:table-cell office:value-type="float" office:value="2.1910212168231" calcext:value-type="float">
            <text:p>2.19102</text:p>
          </table:table-cell>
          <table:table-cell office:value-type="float" office:value="2.77809718418531" calcext:value-type="float">
            <text:p>2.778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003368494824" calcext:value-type="float">
            <text:p>2.20003</text:p>
          </table:table-cell>
          <table:table-cell office:value-type="float" office:value="2.22346271094598" calcext:value-type="float">
            <text:p>2.22346</text:p>
          </table:table-cell>
          <table:table-cell office:value-type="float" office:value="2.8246967188967" calcext:value-type="float">
            <text:p>2.824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90333302244" calcext:value-type="float">
            <text:p>2.2159</text:p>
          </table:table-cell>
          <table:table-cell office:value-type="float" office:value="2.19963512829861" calcext:value-type="float">
            <text:p>2.19964</text:p>
          </table:table-cell>
          <table:table-cell office:value-type="float" office:value="2.78107986196488" calcext:value-type="float">
            <text:p>2.78108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31379814201" calcext:value-type="float">
            <text:p>2.18231</text:p>
          </table:table-cell>
          <table:table-cell office:value-type="float" office:value="2.28807944932918" calcext:value-type="float">
            <text:p>2.28808</text:p>
          </table:table-cell>
          <table:table-cell office:value-type="float" office:value="3.13902001848382" calcext:value-type="float">
            <text:p>3.1390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01079571506" calcext:value-type="float">
            <text:p>2.23101</text:p>
          </table:table-cell>
          <table:table-cell office:value-type="float" office:value="2.19105256279014" calcext:value-type="float">
            <text:p>2.19105</text:p>
          </table:table-cell>
          <table:table-cell office:value-type="float" office:value="2.73463260587127" calcext:value-type="float">
            <text:p>2.7346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67175967824" calcext:value-type="float">
            <text:p>2.22567</text:p>
          </table:table-cell>
          <table:table-cell office:value-type="float" office:value="2.20543905942129" calcext:value-type="float">
            <text:p>2.20544</text:p>
          </table:table-cell>
          <table:table-cell office:value-type="float" office:value="2.74554093378237" calcext:value-type="float">
            <text:p>2.7455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02282774083" calcext:value-type="float">
            <text:p>2.25402</text:p>
          </table:table-cell>
          <table:table-cell office:value-type="float" office:value="2.15994724669868" calcext:value-type="float">
            <text:p>2.15995</text:p>
          </table:table-cell>
          <table:table-cell office:value-type="float" office:value="2.86053462518172" calcext:value-type="float">
            <text:p>2.8605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83930948525" calcext:value-type="float">
            <text:p>2.19684</text:p>
          </table:table-cell>
          <table:table-cell office:value-type="float" office:value="2.27807061722952" calcext:value-type="float">
            <text:p>2.27807</text:p>
          </table:table-cell>
          <table:table-cell office:value-type="float" office:value="3.13169618707659" calcext:value-type="float">
            <text:p>3.131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2372251254904" calcext:value-type="float">
            <text:p>2.22372</text:p>
          </table:table-cell>
          <table:table-cell office:value-type="float" office:value="2.22599039590406" calcext:value-type="float">
            <text:p>2.22599</text:p>
          </table:table-cell>
          <table:table-cell office:value-type="float" office:value="2.89428628343527" calcext:value-type="float">
            <text:p>2.8942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908485595975" calcext:value-type="float">
            <text:p>2.25908</text:p>
          </table:table-cell>
          <table:table-cell office:value-type="float" office:value="2.16543342050202" calcext:value-type="float">
            <text:p>2.16543</text:p>
          </table:table-cell>
          <table:table-cell office:value-type="float" office:value="2.84436448095075" calcext:value-type="float">
            <text:p>2.8443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598275126264" calcext:value-type="float">
            <text:p>2.23598</text:p>
          </table:table-cell>
          <table:table-cell office:value-type="float" office:value="2.21357931790754" calcext:value-type="float">
            <text:p>2.21358</text:p>
          </table:table-cell>
          <table:table-cell office:value-type="float" office:value="2.87890029760643" calcext:value-type="float">
            <text:p>2.878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59128716901" calcext:value-type="float">
            <text:p>2.23859</text:p>
          </table:table-cell>
          <table:table-cell office:value-type="float" office:value="2.21127105925844" calcext:value-type="float">
            <text:p>2.21127</text:p>
          </table:table-cell>
          <table:table-cell office:value-type="float" office:value="2.87338788038087" calcext:value-type="float">
            <text:p>2.8733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28425044114" calcext:value-type="float">
            <text:p>2.22728</text:p>
          </table:table-cell>
          <table:table-cell office:value-type="float" office:value="2.23504797103231" calcext:value-type="float">
            <text:p>2.23505</text:p>
          </table:table-cell>
          <table:table-cell office:value-type="float" office:value="2.92625563170454" calcext:value-type="float">
            <text:p>2.9262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0806546855" calcext:value-type="float">
            <text:p>2.23008</text:p>
          </table:table-cell>
          <table:table-cell office:value-type="float" office:value="2.23041265072808" calcext:value-type="float">
            <text:p>2.23041</text:p>
          </table:table-cell>
          <table:table-cell office:value-type="float" office:value="2.97684248044451" calcext:value-type="float">
            <text:p>2.97684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96482264692" calcext:value-type="float">
            <text:p>2.15996</text:p>
          </table:table-cell>
          <table:table-cell office:value-type="float" office:value="2.37642273596139" calcext:value-type="float">
            <text:p>2.37642</text:p>
          </table:table-cell>
          <table:table-cell office:value-type="float" office:value="3.0457983697438" calcext:value-type="float">
            <text:p>3.0458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23392430028" calcext:value-type="float">
            <text:p>2.28123</text:p>
          </table:table-cell>
          <table:table-cell office:value-type="float" office:value="2.13907762251297" calcext:value-type="float">
            <text:p>2.13908</text:p>
          </table:table-cell>
          <table:table-cell office:value-type="float" office:value="2.89237868789231" calcext:value-type="float">
            <text:p>2.8923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47684943835" calcext:value-type="float">
            <text:p>2.28548</text:p>
          </table:table-cell>
          <table:table-cell office:value-type="float" office:value="2.13172329805615" calcext:value-type="float">
            <text:p>2.13172</text:p>
          </table:table-cell>
          <table:table-cell office:value-type="float" office:value="2.85714564234279" calcext:value-type="float">
            <text:p>2.8571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462865716429" calcext:value-type="float">
            <text:p>2.28463</text:p>
          </table:table-cell>
          <table:table-cell office:value-type="float" office:value="2.13380330958446" calcext:value-type="float">
            <text:p>2.1338</text:p>
          </table:table-cell>
          <table:table-cell office:value-type="float" office:value="2.86259378403923" calcext:value-type="float">
            <text:p>2.8625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01856739558" calcext:value-type="float">
            <text:p>2.16702</text:p>
          </table:table-cell>
          <table:table-cell office:value-type="float" office:value="2.37103107521297" calcext:value-type="float">
            <text:p>2.37103</text:p>
          </table:table-cell>
          <table:table-cell office:value-type="float" office:value="3.05220779936613" calcext:value-type="float">
            <text:p>3.0522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672336163137" calcext:value-type="float">
            <text:p>2.28672</text:p>
          </table:table-cell>
          <table:table-cell office:value-type="float" office:value="2.13296797363183" calcext:value-type="float">
            <text:p>2.13297</text:p>
          </table:table-cell>
          <table:table-cell office:value-type="float" office:value="2.89613403350838" calcext:value-type="float">
            <text:p>2.8961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4463493370923" calcext:value-type="float">
            <text:p>2.24463</text:p>
          </table:table-cell>
          <table:table-cell office:value-type="float" office:value="2.22442623948462" calcext:value-type="float">
            <text:p>2.22443</text:p>
          </table:table-cell>
          <table:table-cell office:value-type="float" office:value="2.91382544750518" calcext:value-type="float">
            <text:p>2.91383</text:p>
          </table:table-cell>
          <table:table-cell office:value-type="float" office:value="70658400" calcext:value-type="float">
            <text:p>7065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40363833605" calcext:value-type="float">
            <text:p>2.2384</text:p>
          </table:table-cell>
          <table:table-cell office:value-type="float" office:value="2.23766805063177" calcext:value-type="float">
            <text:p>2.23767</text:p>
          </table:table-cell>
          <table:table-cell office:value-type="float" office:value="2.95923488016362" calcext:value-type="float">
            <text:p>2.95923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17413640841" calcext:value-type="float">
            <text:p>2.25217</text:p>
          </table:table-cell>
          <table:table-cell office:value-type="float" office:value="2.22197728790915" calcext:value-type="float">
            <text:p>2.22198</text:p>
          </table:table-cell>
          <table:table-cell office:value-type="float" office:value="2.92727251112394" calcext:value-type="float">
            <text:p>2.92727</text:p>
          </table:table-cell>
          <table:table-cell office:value-type="float" office:value="70658400" calcext:value-type="float">
            <text:p>7065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61781322699" calcext:value-type="float">
            <text:p>2.23562</text:p>
          </table:table-cell>
          <table:table-cell office:value-type="float" office:value="2.32152499946968" calcext:value-type="float">
            <text:p>2.32152</text:p>
          </table:table-cell>
          <table:table-cell office:value-type="float" office:value="3.14886676141787" calcext:value-type="float">
            <text:p>3.1488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88748647674" calcext:value-type="float">
            <text:p>2.23789</text:p>
          </table:table-cell>
          <table:table-cell office:value-type="float" office:value="2.32353450287436" calcext:value-type="float">
            <text:p>2.32353</text:p>
          </table:table-cell>
          <table:table-cell office:value-type="float" office:value="3.13447317621603" calcext:value-type="float">
            <text:p>3.1344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57592788028" calcext:value-type="float">
            <text:p>2.23558</text:p>
          </table:table-cell>
          <table:table-cell office:value-type="float" office:value="2.14196154970946" calcext:value-type="float">
            <text:p>2.14196</text:p>
          </table:table-cell>
          <table:table-cell office:value-type="float" office:value="2.78910948076002" calcext:value-type="float">
            <text:p>2.7891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81348868291" calcext:value-type="float">
            <text:p>2.23881</text:p>
          </table:table-cell>
          <table:table-cell office:value-type="float" office:value="2.13361319143345" calcext:value-type="float">
            <text:p>2.13361</text:p>
          </table:table-cell>
          <table:table-cell office:value-type="float" office:value="2.79107251389118" calcext:value-type="float">
            <text:p>2.7910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57072746738" calcext:value-type="float">
            <text:p>2.27757</text:p>
          </table:table-cell>
          <table:table-cell office:value-type="float" office:value="2.19969962865209" calcext:value-type="float">
            <text:p>2.1997</text:p>
          </table:table-cell>
          <table:table-cell office:value-type="float" office:value="2.90518879384361" calcext:value-type="float">
            <text:p>2.90519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16623383965" calcext:value-type="float">
            <text:p>2.28017</text:p>
          </table:table-cell>
          <table:table-cell office:value-type="float" office:value="2.2056937422047" calcext:value-type="float">
            <text:p>2.20569</text:p>
          </table:table-cell>
          <table:table-cell office:value-type="float" office:value="2.90154516064065" calcext:value-type="float">
            <text:p>2.90155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8153435698243" calcext:value-type="float">
            <text:p>2.28153</text:p>
          </table:table-cell>
          <table:table-cell office:value-type="float" office:value="2.16021264535973" calcext:value-type="float">
            <text:p>2.16021</text:p>
          </table:table-cell>
          <table:table-cell office:value-type="float" office:value="2.75345407360605" calcext:value-type="float">
            <text:p>2.7534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318476145245" calcext:value-type="float">
            <text:p>2.28318</text:p>
          </table:table-cell>
          <table:table-cell office:value-type="float" office:value="2.15025384857852" calcext:value-type="float">
            <text:p>2.15025</text:p>
          </table:table-cell>
          <table:table-cell office:value-type="float" office:value="2.75835317165841" calcext:value-type="float">
            <text:p>2.7583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011517112411" calcext:value-type="float">
            <text:p>2.26012</text:p>
          </table:table-cell>
          <table:table-cell office:value-type="float" office:value="2.22681964863478" calcext:value-type="float">
            <text:p>2.22682</text:p>
          </table:table-cell>
          <table:table-cell office:value-type="float" office:value="2.90846931809026" calcext:value-type="float">
            <text:p>2.9084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760161404356" calcext:value-type="float">
            <text:p>2.2276</text:p>
          </table:table-cell>
          <table:table-cell office:value-type="float" office:value="2.23017874409442" calcext:value-type="float">
            <text:p>2.23018</text:p>
          </table:table-cell>
          <table:table-cell office:value-type="float" office:value="2.90454018616734" calcext:value-type="float">
            <text:p>2.9045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88095752752" calcext:value-type="float">
            <text:p>2.20688</text:p>
          </table:table-cell>
          <table:table-cell office:value-type="float" office:value="2.27406586109804" calcext:value-type="float">
            <text:p>2.27407</text:p>
          </table:table-cell>
          <table:table-cell office:value-type="float" office:value="2.95871272902972" calcext:value-type="float">
            <text:p>2.9587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729378601704" calcext:value-type="float">
            <text:p>2.21729</text:p>
          </table:table-cell>
          <table:table-cell office:value-type="float" office:value="2.23832377352254" calcext:value-type="float">
            <text:p>2.23832</text:p>
          </table:table-cell>
          <table:table-cell office:value-type="float" office:value="2.90956945889423" calcext:value-type="float">
            <text:p>2.9095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730530949059" calcext:value-type="float">
            <text:p>2.26731</text:p>
          </table:table-cell>
          <table:table-cell office:value-type="float" office:value="2.23915093099486" calcext:value-type="float">
            <text:p>2.23915</text:p>
          </table:table-cell>
          <table:table-cell office:value-type="float" office:value="2.9140553720375" calcext:value-type="float">
            <text:p>2.9140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884797040308" calcext:value-type="float">
            <text:p>2.26885</text:p>
          </table:table-cell>
          <table:table-cell office:value-type="float" office:value="2.12705853768444" calcext:value-type="float">
            <text:p>2.12706</text:p>
          </table:table-cell>
          <table:table-cell office:value-type="float" office:value="2.85531386338547" calcext:value-type="float">
            <text:p>2.8553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32484603884" calcext:value-type="float">
            <text:p>2.22932</text:p>
          </table:table-cell>
          <table:table-cell office:value-type="float" office:value="2.21548705143532" calcext:value-type="float">
            <text:p>2.21549</text:p>
          </table:table-cell>
          <table:table-cell office:value-type="float" office:value="2.9627283133092" calcext:value-type="float">
            <text:p>2.96273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65838069687" calcext:value-type="float">
            <text:p>2.21166</text:p>
          </table:table-cell>
          <table:table-cell office:value-type="float" office:value="2.27858772602755" calcext:value-type="float">
            <text:p>2.27859</text:p>
          </table:table-cell>
          <table:table-cell office:value-type="float" office:value="2.97337978562437" calcext:value-type="float">
            <text:p>2.9733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21446604589" calcext:value-type="float">
            <text:p>2.24221</text:p>
          </table:table-cell>
          <table:table-cell office:value-type="float" office:value="2.24825507224264" calcext:value-type="float">
            <text:p>2.24826</text:p>
          </table:table-cell>
          <table:table-cell office:value-type="float" office:value="2.9060692291717" calcext:value-type="float">
            <text:p>2.9060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8276928035" calcext:value-type="float">
            <text:p>2.26783</text:p>
          </table:table-cell>
          <table:table-cell office:value-type="float" office:value="2.25156700858978" calcext:value-type="float">
            <text:p>2.25157</text:p>
          </table:table-cell>
          <table:table-cell office:value-type="float" office:value="2.9050550624833" calcext:value-type="float">
            <text:p>2.9050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4851578332" calcext:value-type="float">
            <text:p>2.23305</text:p>
          </table:table-cell>
          <table:table-cell office:value-type="float" office:value="2.22462298946083" calcext:value-type="float">
            <text:p>2.22462</text:p>
          </table:table-cell>
          <table:table-cell office:value-type="float" office:value="2.96108851035687" calcext:value-type="float">
            <text:p>2.9610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84184251845" calcext:value-type="float">
            <text:p>2.28084</text:p>
          </table:table-cell>
          <table:table-cell office:value-type="float" office:value="2.14694858043696" calcext:value-type="float">
            <text:p>2.14695</text:p>
          </table:table-cell>
          <table:table-cell office:value-type="float" office:value="2.86025244681009" calcext:value-type="float">
            <text:p>2.8602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80112768192" calcext:value-type="float">
            <text:p>2.2638</text:p>
          </table:table-cell>
          <table:table-cell office:value-type="float" office:value="2.2590729063747" calcext:value-type="float">
            <text:p>2.25907</text:p>
          </table:table-cell>
          <table:table-cell office:value-type="float" office:value="2.91180046051488" calcext:value-type="float">
            <text:p>2.911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6115280249" calcext:value-type="float">
            <text:p>2.21946</text:p>
          </table:table-cell>
          <table:table-cell office:value-type="float" office:value="2.24654082208938" calcext:value-type="float">
            <text:p>2.24654</text:p>
          </table:table-cell>
          <table:table-cell office:value-type="float" office:value="2.9519794226728" calcext:value-type="float">
            <text:p>2.95198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6120202367" calcext:value-type="float">
            <text:p>2.24661</text:p>
          </table:table-cell>
          <table:table-cell office:value-type="float" office:value="2.25645179656496" calcext:value-type="float">
            <text:p>2.25645</text:p>
          </table:table-cell>
          <table:table-cell office:value-type="float" office:value="2.93446649798043" calcext:value-type="float">
            <text:p>2.9344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2044211001" calcext:value-type="float">
            <text:p>2.2132</text:p>
          </table:table-cell>
          <table:table-cell office:value-type="float" office:value="2.2488853877086" calcext:value-type="float">
            <text:p>2.24889</text:p>
          </table:table-cell>
          <table:table-cell office:value-type="float" office:value="2.95144794067691" calcext:value-type="float">
            <text:p>2.95145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83102690096" calcext:value-type="float">
            <text:p>2.21183</text:p>
          </table:table-cell>
          <table:table-cell office:value-type="float" office:value="2.25015841669474" calcext:value-type="float">
            <text:p>2.25016</text:p>
          </table:table-cell>
          <table:table-cell office:value-type="float" office:value="2.9563173362772" calcext:value-type="float">
            <text:p>2.9563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4847032433" calcext:value-type="float">
            <text:p>2.21025</text:p>
          </table:table-cell>
          <table:table-cell office:value-type="float" office:value="2.25144808355282" calcext:value-type="float">
            <text:p>2.25145</text:p>
          </table:table-cell>
          <table:table-cell office:value-type="float" office:value="3.04370097109596" calcext:value-type="float">
            <text:p>3.043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37075043985" calcext:value-type="float">
            <text:p>2.21371</text:p>
          </table:table-cell>
          <table:table-cell office:value-type="float" office:value="2.26193637199" calcext:value-type="float">
            <text:p>2.26194</text:p>
          </table:table-cell>
          <table:table-cell office:value-type="float" office:value="3.05074066461698" calcext:value-type="float">
            <text:p>3.0507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65331965931" calcext:value-type="float">
            <text:p>2.20565</text:p>
          </table:table-cell>
          <table:table-cell office:value-type="float" office:value="2.25466523710944" calcext:value-type="float">
            <text:p>2.25467</text:p>
          </table:table-cell>
          <table:table-cell office:value-type="float" office:value="2.97479557826084" calcext:value-type="float">
            <text:p>2.974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13968025003" calcext:value-type="float">
            <text:p>2.24414</text:p>
          </table:table-cell>
          <table:table-cell office:value-type="float" office:value="2.27593725207357" calcext:value-type="float">
            <text:p>2.27594</text:p>
          </table:table-cell>
          <table:table-cell office:value-type="float" office:value="3.06167455081564" calcext:value-type="float">
            <text:p>3.0616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25195832141" calcext:value-type="float">
            <text:p>2.16225</text:p>
          </table:table-cell>
          <table:table-cell office:value-type="float" office:value="2.42604711277882" calcext:value-type="float">
            <text:p>2.42605</text:p>
          </table:table-cell>
          <table:table-cell office:value-type="float" office:value="3.28962584666264" calcext:value-type="float">
            <text:p>3.28963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7299850542182" calcext:value-type="float">
            <text:p>2.173</text:p>
          </table:table-cell>
          <table:table-cell office:value-type="float" office:value="2.42548965985097" calcext:value-type="float">
            <text:p>2.42549</text:p>
          </table:table-cell>
          <table:table-cell office:value-type="float" office:value="3.27289505093226" calcext:value-type="float">
            <text:p>3.2729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45468558862" calcext:value-type="float">
            <text:p>2.24145</text:p>
          </table:table-cell>
          <table:table-cell office:value-type="float" office:value="2.28329004475934" calcext:value-type="float">
            <text:p>2.28329</text:p>
          </table:table-cell>
          <table:table-cell office:value-type="float" office:value="3.06280257101037" calcext:value-type="float">
            <text:p>3.0628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98832448267" calcext:value-type="float">
            <text:p>2.25399</text:p>
          </table:table-cell>
          <table:table-cell office:value-type="float" office:value="2.26205848503871" calcext:value-type="float">
            <text:p>2.26206</text:p>
          </table:table-cell>
          <table:table-cell office:value-type="float" office:value="3.12434960384113" calcext:value-type="float">
            <text:p>3.12435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6597594154" calcext:value-type="float">
            <text:p>2.23997</text:p>
          </table:table-cell>
          <table:table-cell office:value-type="float" office:value="2.29323116225082" calcext:value-type="float">
            <text:p>2.29323</text:p>
          </table:table-cell>
          <table:table-cell office:value-type="float" office:value="3.05451917350362" calcext:value-type="float">
            <text:p>3.0545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47208507943" calcext:value-type="float">
            <text:p>2.25447</text:p>
          </table:table-cell>
          <table:table-cell office:value-type="float" office:value="2.25507705445559" calcext:value-type="float">
            <text:p>2.25508</text:p>
          </table:table-cell>
          <table:table-cell office:value-type="float" office:value="3.14165555385894" calcext:value-type="float">
            <text:p>3.1416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937907506275" calcext:value-type="float">
            <text:p>2.23938</text:p>
          </table:table-cell>
          <table:table-cell office:value-type="float" office:value="2.2945513041967" calcext:value-type="float">
            <text:p>2.29455</text:p>
          </table:table-cell>
          <table:table-cell office:value-type="float" office:value="3.06221460166206" calcext:value-type="float">
            <text:p>3.0622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4" calcext:value-type="float">
            <text:p>4</text:p>
          </table:table-cell>
          <table:table-cell table:formula="of:=SUM([.E56:.E60])" office:value-type="float" office:value="3" calcext:value-type="float">
            <text:p>3</text:p>
          </table:table-cell>
          <table:table-cell table:formula="of:=SUM([.F56:.F60])" office:value-type="float" office:value="4" calcext:value-type="float">
            <text:p>4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1" calcext:value-type="float">
            <text:p>1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2" calcext:value-type="float">
            <text:p>2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1" calcext:value-type="float">
            <text:p>1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2" calcext:value-type="float">
            <text:p>2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2" calcext:value-type="float">
            <text:p>2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4" calcext:value-type="float">
            <text:p>4</text:p>
          </table:table-cell>
          <table:table-cell table:formula="of:=SUM([.AB56:.AB60])" office:value-type="float" office:value="2" calcext:value-type="float">
            <text:p>2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1" calcext:value-type="float">
            <text:p>1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2" calcext:value-type="float">
            <text:p>2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0" calcext:value-type="float">
            <text:p>0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4" calcext:value-type="float">
            <text:p>4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3" calcext:value-type="float">
            <text:p>3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1" calcext:value-type="float">
            <text:p>1</text:p>
          </table:table-cell>
          <table:table-cell table:formula="of:=SUM([.AV56:.AV60])" office:value-type="float" office:value="4" calcext:value-type="float">
            <text:p>4</text:p>
          </table:table-cell>
          <table:table-cell table:formula="of:=SUM([.AW56:.AW60])" office:value-type="float" office:value="3" calcext:value-type="float">
            <text:p>3</text:p>
          </table:table-cell>
          <table:table-cell table:formula="of:=SUM([.AX56:.AX60])" office:value-type="float" office:value="4" calcext:value-type="float">
            <text:p>4</text:p>
          </table:table-cell>
          <table:table-cell table:formula="of:=SUM([.AY56:.AY60])" office:value-type="float" office:value="1" calcext:value-type="float">
            <text:p>1</text:p>
          </table:table-cell>
          <table:table-cell table:formula="of:=SUM([.AZ56:.AZ60])" office:value-type="float" office:value="3" calcext:value-type="float">
            <text:p>3</text:p>
          </table:table-cell>
          <table:table-cell table:formula="of:=SUM([.BA56:.BA60])" office:value-type="float" office:value="3" calcext:value-type="float">
            <text:p>3</text:p>
          </table:table-cell>
          <table:table-cell table:formula="of:=SUM([.BB56:.BB60])" office:value-type="float" office:value="4" calcext:value-type="float">
            <text:p>4</text:p>
          </table:table-cell>
          <table:table-cell table:formula="of:=SUM([.BC56:.BC60])" office:value-type="float" office:value="4" calcext:value-type="float">
            <text:p>4</text:p>
          </table:table-cell>
          <table:table-cell table:formula="of:=SUM([.BD56:.BD60])" office:value-type="float" office:value="1" calcext:value-type="float">
            <text:p>1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3" calcext:value-type="float">
            <text:p>3</text:p>
          </table:table-cell>
          <table:table-cell table:formula="of:=SUM([.BH56:.BH60])" office:value-type="float" office:value="2" calcext:value-type="float">
            <text:p>2</text:p>
          </table:table-cell>
          <table:table-cell table:formula="of:=SUM([.BI56:.BI60])" office:value-type="float" office:value="5" calcext:value-type="float">
            <text:p>5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4" calcext:value-type="float">
            <text:p>4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3" calcext:value-type="float">
            <text:p>3</text:p>
          </table:table-cell>
          <table:table-cell table:formula="of:=SUM([.BQ56:.BQ60])" office:value-type="float" office:value="4" calcext:value-type="float">
            <text:p>4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5"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44:30.479656125</dc:date>
    <meta:document-statistic meta:table-count="1" meta:cell-count="4572" meta:object-count="0"/>
    <meta:generator>LibreOffice/4.2.8.2$Linux_X86_64 LibreOffice_project/420m0$Build-2</meta:generator>
  </office:meta>
</office:document-meta>
</file>